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759cm" fo:margin-left="-0.071cm" fo:margin-right="-0.69cm" table:align="margins" style:shadow="none"/>
    </style:style>
    <style:style style:name="Таблица1.A" style:family="table-column">
      <style:table-column-properties style:column-width="2.66cm" style:rel-column-width="1508*"/>
    </style:style>
    <style:style style:name="Таблица1.B" style:family="table-column">
      <style:table-column-properties style:column-width="1.21cm" style:rel-column-width="686*"/>
    </style:style>
    <style:style style:name="Таблица1.C" style:family="table-column">
      <style:table-column-properties style:column-width="0.76cm" style:rel-column-width="431*"/>
    </style:style>
    <style:style style:name="Таблица1.K" style:family="table-column">
      <style:table-column-properties style:column-width="1.208cm" style:rel-column-width="685*"/>
    </style:style>
    <style:style style:name="Таблица1.A1" style:family="table-cell">
      <style:table-cell-properties fo:padding="0.097cm" fo:border-left="0.088cm solid #000000" fo:border-right="none" fo:border-top="0.088cm solid #000000" fo:border-bottom="0.002cm solid #000000"/>
    </style:style>
    <style:style style:name="Таблица1.B1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Таблица1.C1" style:family="table-cell">
      <style:table-cell-properties fo:padding="0.097cm" fo:border="none"/>
    </style:style>
    <style:style style:name="Таблица1.A2" style:family="table-cell">
      <style:table-cell-properties fo:padding="0.097cm" fo:border-left="0.088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88cm solid #000000" fo:border-top="none" fo:border-bottom="0.002cm solid #000000"/>
    </style:style>
    <style:style style:name="Таблица1.A20" style:family="table-cell">
      <style:table-cell-properties fo:padding="0.097cm" fo:border-left="0.088cm solid #000000" fo:border-right="none" fo:border-top="none" fo:border-bottom="0.088cm solid #000000"/>
    </style:style>
    <style:style style:name="Таблица1.B20" style:family="table-cell">
      <style:table-cell-properties fo:padding="0.097cm" fo:border-left="0.002cm solid #000000" fo:border-right="0.088cm solid #000000" fo:border-top="none" fo:border-bottom="0.088cm solid #000000"/>
    </style:style>
    <style:style style:name="Таблица1.A21" style:family="table-cell">
      <style:table-cell-properties fo:padding="0.097cm" fo:border-left="0.088cm solid #000000" fo:border-right="0.088cm solid #000000" fo:border-top="none" fo:border-bottom="0.088cm solid #000000"/>
    </style:style>
    <style:style style:name="P1" style:family="paragraph" style:parent-style-name="Standard">
      <style:paragraph-properties fo:text-align="center" style:justify-single-word="false"/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language="ru" fo:country="RU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language="ru" fo:country="RU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5" style:family="paragraph" style:parent-style-name="Table_20_Contents">
      <style:text-properties style:font-name="Arial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3">ПРИМЕРЫ ДЛЯ ЛЮБАШИ</text:p>
      <text:p text:style-name="Standard"/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A"/>
        <table:table-column table:style-name="Таблица1.B"/>
        <table:table-column table:style-name="Таблица1.C"/>
        <table:table-column table:style-name="Таблица1.A"/>
        <table:table-column table:style-name="Таблица1.B"/>
        <table:table-column table:style-name="Таблица1.C"/>
        <table:table-column table:style-name="Таблица1.A"/>
        <table:table-column table:style-name="Таблица1.K"/>
        <table:table-row>
          <table:table-cell table:style-name="Таблица1.A1" office:value-type="string">
            <text:p text:style-name="P4">$math1$</text:p>
          </table:table-cell>
          <table:table-cell table:style-name="Таблица1.B1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1" office:value-type="string">
            <text:p text:style-name="P4">$math21$</text:p>
          </table:table-cell>
          <table:table-cell table:style-name="Таблица1.B1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1" office:value-type="string">
            <text:p text:style-name="P4">$math41$</text:p>
          </table:table-cell>
          <table:table-cell table:style-name="Таблица1.B1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1" office:value-type="string">
            <text:p text:style-name="P4">$math61$</text:p>
          </table:table-cell>
          <table:table-cell table:style-name="Таблица1.B1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$math2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22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42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62$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$math3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23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43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63$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$math4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24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44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64$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$math5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25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45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65$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$math6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26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46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66$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$math7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27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47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67$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$math8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28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48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68$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$math9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29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49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69$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$math10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30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50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70$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$math11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31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51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71$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$math12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32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52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72$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$math13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33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53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73$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$math14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34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54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74$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$math15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35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55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75$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$math16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36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56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76$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$math17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37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57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77$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$math18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38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58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78$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$math19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39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59$</text:p>
          </table:table-cell>
          <table:table-cell table:style-name="Таблица1.B2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" office:value-type="string">
            <text:p text:style-name="P4">$math79$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0" office:value-type="string">
            <text:p text:style-name="P4">$math20$</text:p>
          </table:table-cell>
          <table:table-cell table:style-name="Таблица1.B20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0" office:value-type="string">
            <text:p text:style-name="P4">$math40$</text:p>
          </table:table-cell>
          <table:table-cell table:style-name="Таблица1.B20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0" office:value-type="string">
            <text:p text:style-name="P4">$math60$</text:p>
          </table:table-cell>
          <table:table-cell table:style-name="Таблица1.B20" office:value-type="string">
            <text:p text:style-name="P5"/>
          </table:table-cell>
          <table:table-cell table:style-name="Таблица1.C1" office:value-type="string">
            <text:p text:style-name="P5"/>
          </table:table-cell>
          <table:table-cell table:style-name="Таблица1.A20" office:value-type="string">
            <text:p text:style-name="P4">$math80$</text:p>
          </table:table-cell>
          <table:table-cell table:style-name="Таблица1.B20" office:value-type="string">
            <text:p text:style-name="Table_20_Contents"/>
          </table:table-cell>
        </table:table-row>
        <table:table-row>
          <table:table-cell table:style-name="Таблица1.A21" table:number-columns-spanned="2" office:value-type="string">
            <text:p text:style-name="P2">Время:</text:p>
            <text:p text:style-name="P2">__________</text:p>
          </table:table-cell>
          <table:covered-table-cell/>
          <table:table-cell table:style-name="Таблица1.C1" office:value-type="string">
            <text:p text:style-name="Table_20_Contents"/>
          </table:table-cell>
          <table:table-cell table:style-name="Таблица1.A21" table:number-columns-spanned="2" office:value-type="string">
            <text:p text:style-name="P2">Время:</text:p>
            <text:p text:style-name="P2">__________</text:p>
          </table:table-cell>
          <table:covered-table-cell/>
          <table:table-cell table:style-name="Таблица1.C1" office:value-type="string">
            <text:p text:style-name="Table_20_Contents"/>
          </table:table-cell>
          <table:table-cell table:style-name="Таблица1.A21" table:number-columns-spanned="2" office:value-type="string">
            <text:p text:style-name="P2">Время:</text:p>
            <text:p text:style-name="P2">__________</text:p>
          </table:table-cell>
          <table:covered-table-cell/>
          <table:table-cell table:style-name="Таблица1.C1" office:value-type="string">
            <text:p text:style-name="Table_20_Contents"/>
          </table:table-cell>
          <table:table-cell table:style-name="Таблица1.A21" table:number-columns-spanned="2" office:value-type="string">
            <text:p text:style-name="P2">Время:</text:p>
            <text:p text:style-name="P2">__________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M59S</meta:editing-duration>
    <meta:editing-cycles>11</meta:editing-cycles>
    <meta:generator>OpenOffice/4.1.6$Win32 OpenOffice.org_project/416m1$Build-9790</meta:generator>
    <dc:date>2020-02-13T00:00:34.05</dc:date>
    <dc:creator>Squorpikkor </dc:creator>
    <meta:document-statistic meta:table-count="1" meta:image-count="0" meta:object-count="0" meta:page-count="1" meta:paragraph-count="89" meta:word-count="91" meta:character-count="713"/>
    <meta:user-defined meta:name="Info 1"/>
    <meta:user-defined meta:name="Info 2"/>
    <meta:user-defined meta:name="Info 3"/>
    <meta:user-defined meta:name="Info 4"/>
  </office:meta>
</office:document-meta>
</file>